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6000000496940C845.png" manifest:media-type="image/png"/>
  <manifest:file-entry manifest:full-path="Pictures/10000001000000360000003C36A7CA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LGC Sans" svg:font-family="'DejaVu LGC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0" style:family="table">
      <style:table-properties style:width="17.009cm" table:align="left"/>
    </style:style>
    <style:style style:name="Tabela10.A" style:family="table-column">
      <style:table-column-properties style:column-width="4.064cm"/>
    </style:style>
    <style:style style:name="Tabela10.B" style:family="table-column">
      <style:table-column-properties style:column-width="3.401cm"/>
    </style:style>
    <style:style style:name="Tabela10.C" style:family="table-column">
      <style:table-column-properties style:column-width="4.14cm"/>
    </style:style>
    <style:style style:name="Tabela10.D" style:family="table-column">
      <style:table-column-properties style:column-width="2.759cm"/>
    </style:style>
    <style:style style:name="Tabela10.E" style:family="table-column">
      <style:table-column-properties style:column-width="2.646cm"/>
    </style:style>
    <style:style style:name="Tabela10.1" style:family="table-row">
      <style:table-row-properties style:min-row-height="0.212cm"/>
    </style:style>
    <style:style style:name="Tabela10.A1" style:family="table-cell">
      <style:table-cell-properties fo:padding="0.049cm" fo:border="none"/>
    </style:style>
    <style:style style:name="Tabela10.3" style:family="table-row">
      <style:table-row-properties style:min-row-height="0.437cm"/>
    </style:style>
    <style:style style:name="Tabela2" style:family="table">
      <style:table-properties style:width="17.011cm" table:align="left"/>
    </style:style>
    <style:style style:name="Tabela2.A" style:family="table-column">
      <style:table-column-properties style:column-width="6.071cm"/>
    </style:style>
    <style:style style:name="Tabela2.B" style:family="table-column">
      <style:table-column-properties style:column-width="4.674cm"/>
    </style:style>
    <style:style style:name="Tabela2.C" style:family="table-column">
      <style:table-column-properties style:column-width="1.542cm"/>
    </style:style>
    <style:style style:name="Tabela2.D" style:family="table-column">
      <style:table-column-properties style:column-width="4.724cm"/>
    </style:style>
    <style:style style:name="Tabela2.A1" style:family="table-cell">
      <style:table-cell-properties fo:padding="0.049cm" fo:border="none"/>
    </style:style>
    <style:style style:name="Tabela2.A2" style:family="table-cell">
      <style:table-cell-properties fo:padding-left="0.049cm" fo:padding-right="0.049cm" fo:padding-top="0.049cm" fo:padding-bottom="0cm" fo:border="none"/>
    </style:style>
    <style:style style:name="Tabela7" style:family="table">
      <style:table-properties style:width="17.009cm" table:align="left"/>
    </style:style>
    <style:style style:name="Tabela7.A" style:family="table-column">
      <style:table-column-properties style:column-width="5.669cm"/>
    </style:style>
    <style:style style:name="Tabela7.C" style:family="table-column">
      <style:table-column-properties style:column-width="0.757cm"/>
    </style:style>
    <style:style style:name="Tabela7.D" style:family="table-column">
      <style:table-column-properties style:column-width="4.914cm"/>
    </style:style>
    <style:style style:name="Tabela7.1" style:family="table-row"/>
    <style:style style:name="Tabela7.A1" style:family="table-cell">
      <style:table-cell-properties fo:padding="0cm" fo:border="none" style:writing-mode="page"/>
    </style:style>
    <style:style style:name="Tabela7.3" style:family="table-row">
      <style:table-row-properties loext:text-changes-only="false"/>
    </style:style>
    <style:style style:name="Tabela7.5" style:family="table-row">
      <style:table-row-properties style:min-row-height="0.399cm" loext:text-changes-only="false"/>
    </style:style>
    <style:style style:name="Tabela7.6" style:family="table-row">
      <style:table-row-properties style:min-row-height="0.399cm"/>
    </style:style>
    <style:style style:name="Tabela4" style:family="table">
      <style:table-properties style:width="17.009cm" fo:margin-top="0cm" fo:margin-bottom="0cm" table:align="left"/>
    </style:style>
    <style:style style:name="Tabela4.A" style:family="table-column">
      <style:table-column-properties style:column-width="0.97cm"/>
    </style:style>
    <style:style style:name="Tabela4.B" style:family="table-column">
      <style:table-column-properties style:column-width="13.73cm"/>
    </style:style>
    <style:style style:name="Tabela4.C" style:family="table-column">
      <style:table-column-properties style:column-width="2.309cm"/>
    </style:style>
    <style:style style:name="Tabela4.A1" style:family="table-cell">
      <style:table-cell-properties fo:padding="0.011cm" fo:border="none"/>
    </style:style>
    <style:style style:name="Tabela4.2" style:family="table-row">
      <style:table-row-properties style:min-row-height="0.572cm"/>
    </style:style>
    <style:style style:name="Tabela4.A2" style:family="table-cell">
      <style:table-cell-properties fo:padding="0.011cm" fo:border-left="0.05pt solid #808080" fo:border-right="none" fo:border-top="0.05pt solid #808080" fo:border-bottom="0.05pt solid #808080"/>
    </style:style>
    <style:style style:name="Tabela4.C2" style:family="table-cell">
      <style:table-cell-properties fo:padding="0.011cm" fo:border="0.05pt solid #808080"/>
    </style:style>
    <style:style style:name="Tabela4.3" style:family="table-row">
      <style:table-row-properties style:min-row-height="0.591cm"/>
    </style:style>
    <style:style style:name="Tabela4.A3" style:family="table-cell">
      <style:table-cell-properties fo:padding="0.011cm" fo:border-left="0.05pt solid #808080" fo:border-right="none" fo:border-top="none" fo:border-bottom="0.05pt solid #808080"/>
    </style:style>
    <style:style style:name="Tabela4.B3" style:family="table-cell">
      <style:table-cell-properties fo:padding="0.019cm" fo:border-left="0.05pt solid #808080" fo:border-right="none" fo:border-top="none" fo:border-bottom="0.05pt solid #808080"/>
    </style:style>
    <style:style style:name="Tabela4.C3" style:family="table-cell">
      <style:table-cell-properties fo:padding="0.019cm" fo:border-left="0.05pt solid #808080" fo:border-right="0.05pt solid #808080" fo:border-top="none" fo:border-bottom="0.05pt solid #808080"/>
    </style:style>
    <style:style style:name="Tabela4.8" style:family="table-row">
      <style:table-row-properties loext:text-changes-only="false"/>
    </style:style>
    <style:style style:name="Tabela4.9" style:family="table-row"/>
    <style:style style:name="Tabela9" style:family="table">
      <style:table-properties style:width="17.011cm" table:align="left"/>
    </style:style>
    <style:style style:name="Tabela9.A" style:family="table-column">
      <style:table-column-properties style:column-width="0.737cm"/>
    </style:style>
    <style:style style:name="Tabela9.B" style:family="table-column">
      <style:table-column-properties style:column-width="12.171cm"/>
    </style:style>
    <style:style style:name="Tabela9.C" style:family="table-column">
      <style:table-column-properties style:column-width="4.103cm"/>
    </style:style>
    <style:style style:name="Tabela9.A1" style:family="table-cell">
      <style:table-cell-properties fo:padding="0.097cm" fo:border="none"/>
    </style:style>
    <style:style style:name="Tabela9.A2" style:family="table-cell">
      <style:table-cell-properties fo:padding="0.097cm" fo:border-left="0.05pt solid #808080" fo:border-right="none" fo:border-top="0.05pt solid #808080" fo:border-bottom="0.05pt solid #808080"/>
    </style:style>
    <style:style style:name="Tabela9.C2" style:family="table-cell">
      <style:table-cell-properties fo:padding="0.097cm" fo:border="0.05pt solid #808080"/>
    </style:style>
    <style:style style:name="Tabela9.A3" style:family="table-cell">
      <style:table-cell-properties fo:padding="0.097cm" fo:border-left="0.05pt solid #808080" fo:border-right="none" fo:border-top="none" fo:border-bottom="0.05pt solid #808080"/>
    </style:style>
    <style:style style:name="Tabela9.B3" style:family="table-cell">
      <style:table-cell-properties fo:padding="0.049cm" fo:border-left="0.05pt solid #808080" fo:border-right="none" fo:border-top="none" fo:border-bottom="0.05pt solid #808080"/>
    </style:style>
    <style:style style:name="Tabela9.C3" style:family="table-cell">
      <style:table-cell-properties fo:padding="0.049cm" fo:border-left="0.05pt solid #808080" fo:border-right="0.05pt solid #808080" fo:border-top="none" fo:border-bottom="0.05pt solid #808080"/>
    </style:style>
    <style:style style:name="Tabela21" style:family="table">
      <style:table-properties style:width="17.018cm" table:align="margins"/>
    </style:style>
    <style:style style:name="Tabela21.A" style:family="table-column">
      <style:table-column-properties style:column-width="17.018cm" style:rel-column-width="65535*"/>
    </style:style>
    <style:style style:name="Tabela21.1" style:family="table-row"/>
    <style:style style:name="Tabela21.A1" style:family="table-cell">
      <style:table-cell-properties fo:padding="0.049cm" fo:border="0.05pt solid #808080" style:writing-mode="page"/>
    </style:style>
    <style:style style:name="Tabela21.A2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Tabela1" style:family="table">
      <style:table-properties style:width="17.018cm" table:align="margins"/>
    </style:style>
    <style:style style:name="Tabela1.A" style:family="table-column">
      <style:table-column-properties style:column-width="17.018cm" style:rel-column-width="65535*"/>
    </style:style>
    <style:style style:name="Tabela1.1" style:family="table-row"/>
    <style:style style:name="Tabela1.A1" style:family="table-cell">
      <style:table-cell-properties fo:padding="0.049cm" fo:border="0.05pt solid #808080" style:writing-mode="page"/>
    </style:style>
    <style:style style:name="Tabela1.A2" style:family="table-cell">
      <style:table-cell-properties fo:padding="0.049cm" fo:border-left="0.05pt solid #808080" fo:border-right="0.05pt solid #808080" fo:border-top="none" fo:border-bottom="0.05pt solid #808080" style:writing-mode="page"/>
    </style:style>
    <style:style style:name="P1" style:family="paragraph" style:parent-style-name="Title" style:master-page-name="Timbrado_20_IMECC_20_para_20_processo">
      <style:paragraph-properties fo:margin-top="0cm" fo:margin-bottom="0cm" style:contextual-spacing="false" style:page-number="auto"/>
      <style:text-properties fo:font-size="2pt" officeooo:paragraph-rsid="0015e944" style:font-size-asian="2pt" style:font-size-complex="2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font-size="12pt" officeooo:paragraph-rsid="0015e944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6pt" officeooo:paragraph-rsid="0015e944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officeooo:paragraph-rsid="001cd254"/>
    </style:style>
    <style:style style:name="P5" style:family="paragraph">
      <style:paragraph-properties fo:text-align="start"/>
      <style:text-properties fo:font-family="'Liberation Sans'" style:font-style-name="Bold" style:font-family-generic="swiss" fo:font-size="8pt" fo:font-weight="bold"/>
    </style:style>
    <style:style style:name="P6" style:family="paragraph" style:parent-style-name="Standard">
      <style:paragraph-properties fo:text-align="start" style:justify-single-word="false"/>
      <style:text-properties fo:font-size="6pt" officeooo:paragraph-rsid="0015e944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6pt" officeooo:paragraph-rsid="001cd254" style:font-size-asian="6pt" style:font-size-complex="6pt"/>
    </style:style>
    <style:style style:name="P8" style:family="paragraph">
      <style:paragraph-properties fo:text-align="start"/>
      <style:text-properties fo:font-family="'Liberation Sans'" style:font-style-name="Regular" style:font-family-generic="swiss" fo:font-size="7pt"/>
    </style:style>
    <style:style style:name="P9" style:family="paragraph" style:parent-style-name="Standard">
      <style:text-properties officeooo:paragraph-rsid="001cd254"/>
    </style:style>
    <style:style style:name="P10" style:family="paragraph">
      <style:paragraph-properties fo:text-align="start"/>
      <style:text-properties fo:font-size="10pt"/>
    </style:style>
    <style:style style:name="P11" style:family="paragraph">
      <style:paragraph-properties fo:text-align="end"/>
      <style:text-properties style:text-line-through-style="none" style:text-line-through-type="none" fo:font-size="10pt" fo:font-style="normal" style:text-underline-style="none" fo:font-weight="bold"/>
    </style:style>
    <style:style style:name="P12" style:family="paragraph" style:parent-style-name="Standard">
      <style:paragraph-properties fo:text-align="start" style:justify-single-word="false"/>
      <style:text-properties fo:font-size="9pt" fo:font-weight="bold" officeooo:paragraph-rsid="0015e94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7pt" officeooo:paragraph-rsid="0015e944" style:font-size-asian="7pt" style:font-size-complex="7pt"/>
    </style:style>
    <style:style style:name="P14" style:family="paragraph" style:parent-style-name="Standard">
      <style:paragraph-properties fo:text-align="start" style:justify-single-word="false"/>
      <style:text-properties officeooo:paragraph-rsid="0015e944"/>
    </style:style>
    <style:style style:name="P15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ize="10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fo:font-size="10pt" fo:font-style="normal" style:text-underline-style="none"/>
    </style:style>
    <style:style style:name="P17" style:family="paragraph" style:parent-style-name="Table_20_Contents">
      <style:paragraph-properties fo:text-align="start" style:justify-single-word="false"/>
      <style:text-properties officeooo:paragraph-rsid="0015e944"/>
    </style:style>
    <style:style style:name="P18" style:family="paragraph" style:parent-style-name="Standard">
      <style:text-properties fo:font-size="7pt" officeooo:paragraph-rsid="0015e944" style:font-size-asian="7pt" style:font-size-complex="7pt"/>
    </style:style>
    <style:style style:name="P19" style:family="paragraph">
      <style:paragraph-properties fo:text-align="start"/>
      <style:text-properties style:text-line-through-style="none" style:text-line-through-type="none" fo:font-family="'DejaVu Sans'" style:font-style-name="Book" style:font-family-generic="swiss" fo:font-size="10pt" fo:font-style="normal" style:text-underline-style="none"/>
    </style:style>
    <style:style style:name="P20" style:family="paragraph" style:parent-style-name="Table_20_Contents">
      <style:text-properties officeooo:rsid="0043373c" officeooo:paragraph-rsid="0015e944"/>
    </style:style>
    <style:style style:name="P21" style:family="paragraph" style:parent-style-name="Table_20_Contents">
      <style:paragraph-properties fo:text-align="start" style:justify-single-word="false"/>
      <style:text-properties fo:font-size="7pt" officeooo:rsid="0043373c" officeooo:paragraph-rsid="0015e944" style:font-size-asian="7pt" style:font-size-complex="7pt"/>
    </style:style>
    <style:style style:name="P22" style:family="paragraph" style:parent-style-name="Table_20_Contents">
      <style:text-properties officeooo:paragraph-rsid="0015e944"/>
    </style:style>
    <style:style style:name="P23" style:family="paragraph" style:parent-style-name="Standard">
      <style:text-properties officeooo:paragraph-rsid="0015e944"/>
    </style:style>
    <style:style style:name="P24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ize="9pt" fo:font-style="normal" style:text-underline-style="none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loext:opacity="0%" fo:font-size="9pt" fo:font-weight="bold" officeooo:paragraph-rsid="0015e944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7pt" officeooo:paragraph-rsid="0015e944" style:font-size-asian="7pt" style:font-size-complex="7pt"/>
    </style:style>
    <style:style style:name="P27" style:family="paragraph" style:parent-style-name="Table_20_Heading">
      <style:text-properties fo:font-size="7pt" officeooo:paragraph-rsid="0015e944" style:font-size-asian="7pt" style:font-size-complex="7pt"/>
    </style:style>
    <style:style style:name="P28" style:family="paragraph" style:parent-style-name="Standard">
      <style:paragraph-properties fo:text-align="start" style:justify-single-word="false"/>
      <style:text-properties fo:font-size="9pt" officeooo:paragraph-rsid="0015e944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fo:font-weight="bold" officeooo:paragraph-rsid="0015e944" style:font-size-asian="9pt" style:font-weight-asian="bold" style:font-size-complex="9pt" style:font-weight-complex="bold"/>
    </style:style>
    <style:style style:name="P30" style:family="paragraph" style:parent-style-name="Table_20_Heading">
      <style:text-properties fo:font-size="6pt" officeooo:paragraph-rsid="0015e944" style:font-size-asian="6pt" style:font-size-complex="6pt"/>
    </style:style>
    <style:style style:name="P31" style:family="paragraph" style:parent-style-name="Table_20_Heading">
      <style:paragraph-properties fo:text-align="center" style:justify-single-word="false"/>
      <style:text-properties fo:font-size="7pt" officeooo:paragraph-rsid="0015e944" style:font-size-asian="7pt" style:font-size-complex="7pt"/>
    </style:style>
    <style:style style:name="P32" style:family="paragraph" style:parent-style-name="Table_20_Heading">
      <style:text-properties fo:font-size="7pt" officeooo:rsid="003f36cd" officeooo:paragraph-rsid="0015e944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fo:font-size="9pt" officeooo:paragraph-rsid="0015e944" style:font-size-asian="9pt" style:font-size-complex="9pt"/>
    </style:style>
    <style:style style:name="P34" style:family="paragraph" style:parent-style-name="Table_20_Contents">
      <style:text-properties fo:font-size="9pt" fo:font-weight="bold" officeooo:rsid="0015e944" officeooo:paragraph-rsid="0015e944" style:font-size-asian="9pt" style:font-weight-asian="bold" style:font-size-complex="9pt" style:font-weight-complex="bold"/>
    </style:style>
    <style:style style:name="P35" style:family="paragraph" style:parent-style-name="Table_20_Contents">
      <style:text-properties fo:font-size="8pt" officeooo:paragraph-rsid="00175623" style:font-size-asian="8pt" style:font-size-complex="8pt"/>
    </style:style>
    <style:style style:name="P3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7" style:family="paragraph" style:parent-style-name="Table_20_Contents">
      <style:text-properties fo:font-size="9pt" fo:font-weight="bold" officeooo:rsid="00492b26" officeooo:paragraph-rsid="0015e944" style:font-size-asian="9pt" style:font-weight-asian="bold" style:font-size-complex="9pt" style:font-weight-complex="bold"/>
    </style:style>
    <style:style style:name="P38" style:family="paragraph" style:parent-style-name="Table_20_Contents">
      <style:text-properties fo:font-size="8pt" officeooo:paragraph-rsid="0015e944" style:font-size-asian="8pt" style:font-size-complex="8pt"/>
    </style:style>
    <style:style style:name="P39" style:family="paragraph" style:parent-style-name="Table_20_Contents">
      <style:text-properties fo:font-size="8pt" officeooo:rsid="00492b26" officeooo:paragraph-rsid="0015e944" style:font-size-asian="8pt" style:font-size-complex="8pt"/>
    </style:style>
    <style:style style:name="P40" style:family="paragraph" style:parent-style-name="Table_20_Contents">
      <style:paragraph-properties fo:margin-left="1.251cm" fo:text-indent="0cm" style:auto-text-indent="false"/>
      <style:text-properties fo:font-size="8pt" officeooo:rsid="00492b26" officeooo:paragraph-rsid="0015e944" style:font-size-asian="8pt" style:font-size-complex="8pt"/>
    </style:style>
    <style:style style:name="P41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P42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P43" style:family="paragraph" style:parent-style-name="Cabeçalho_20_Instituição">
      <style:text-properties fo:text-transform="uppercase"/>
    </style:style>
    <style:style style:name="T1" style:family="text">
      <style:text-properties officeooo:rsid="0018b325"/>
    </style:style>
    <style:style style:name="T2" style:family="text">
      <style:text-properties officeooo:rsid="0038f3e4"/>
    </style:style>
    <style:style style:name="T3" style:family="text">
      <style:text-properties style:use-window-font-color="true" loext:opacity="0%" fo:font-size="9pt" fo:font-weight="bold" officeooo:rsid="0043a289" style:font-size-asian="9pt" style:font-weight-asian="bold" style:font-size-complex="9pt" style:font-weight-complex="bold"/>
    </style:style>
    <style:style style:name="T4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7pt" officeooo:rsid="0047faf6" style:font-size-asian="7pt" style:font-size-complex="7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45b7d6"/>
    </style:style>
    <style:style style:name="T8" style:family="text">
      <style:text-properties officeooo:rsid="00492b2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T11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T12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T13" style:family="text">
      <style:text-properties officeooo:rsid="0025c386"/>
    </style:style>
    <style:style style:name="fr1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style style:name="fr2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fr3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ackground-color="#ffffff" loext:decorative="fals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29">
      <style:graphic-properties fo:background-color="#ffffff"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ackground-color="#ffffff"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solid #80808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808080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none #808080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border="non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/>
    </style:style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>
        <form:form form:name="Solicitação de Compra de Materiais/Contratação de Serviç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b_solicitante" form:control-implementation="ooo:com.sun.star.form.component.FixedText" xml:id="control1" form:id="control1" form:label="SOLICITANTE"/>
          <form:fixed-text form:name="lb_solicitante_email" form:control-implementation="ooo:com.sun.star.form.component.FixedText" xml:id="control2" form:id="control2" form:label="EMAIL"/>
          <form:fixed-text form:name="lb_solicitante_orgao" form:control-implementation="ooo:com.sun.star.form.component.FixedText" xml:id="control3" form:id="control3" form:label="ÓRGÃO"/>
          <form:text form:name="tb_solicitante_nome" form:control-implementation="ooo:com.sun.star.form.component.TextField" xml:id="control4" form:id="control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o solicitante"/>
              <form:property form:property-name="ObjIDinMSO" office:value-type="float" office:value="0"/>
            </form:properties>
          </form:text>
          <form:text form:name="tb_solicitante_email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do solicitante"/>
              <form:property form:property-name="ObjIDinMSO" office:value-type="float" office:value="0"/>
            </form:properties>
          </form:text>
          <form:combobox form:name="cc_solicitante_orgao" form:control-implementation="ooo:com.sun.star.form.component.ComboBox" xml:id="control6" form:id="control6" form:dropdown="true" form:size="20" form:tab-index="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Órgão do solicitante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fixed-text form:name="lb_interessado" form:control-implementation="ooo:com.sun.star.form.component.FixedText" xml:id="control7" form:id="control7" form:label="INTERESSADO">
            <form:properties>
              <form:property form:property-name="HelpText" office:value-type="string" office:string-value="Nome do interessado"/>
            </form:properties>
          </form:fixed-text>
          <form:fixed-text form:name="lb_interessado_email" form:control-implementation="ooo:com.sun.star.form.component.FixedText" xml:id="control8" form:id="control8" form:label="EMAIL">
            <form:properties>
              <form:property form:property-name="HelpText" office:value-type="string" office:string-value="Email do interessado"/>
            </form:properties>
          </form:fixed-text>
          <form:fixed-text form:name="lb_interessado_orgao" form:control-implementation="ooo:com.sun.star.form.component.FixedText" xml:id="control9" form:id="control9" form:label="ÓRGÃO">
            <form:properties>
              <form:property form:property-name="HelpText" office:value-type="string" office:string-value="Órgão do interessado"/>
            </form:properties>
          </form:fixed-text>
          <form:text form:name="tb_interessado_nome" form:control-implementation="ooo:com.sun.star.form.component.TextField" xml:id="control10" form:id="control1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o interessado"/>
              <form:property form:property-name="ObjIDinMSO" office:value-type="float" office:value="0"/>
            </form:properties>
          </form:text>
          <form:text form:name="tb_interessado_email" form:control-implementation="ooo:com.sun.star.form.component.TextField" xml:id="control11" form:id="control11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do interessado"/>
              <form:property form:property-name="ObjIDinMSO" office:value-type="float" office:value="0"/>
            </form:properties>
          </form:text>
          <form:combobox form:name="cc_interessado_orgao" form:control-implementation="ooo:com.sun.star.form.component.ComboBox" xml:id="control12" form:id="control12" form:dropdown="true" form:size="20" form:tab-index="1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Órgão do interessado"/>
              <form:property form:property-name="ObjIDinMSO" office:value-type="float" office:value="0"/>
              <form:list-property form:property-name="TypedItemList" office:value-type="float"/>
            </form:properties>
            <form:item form:label="Apoio à Pesquisa"/>
            <form:item form:label="Apoio Logístico Acadêmico"/>
            <form:item form:label="Apoio Operacional"/>
            <form:item form:label="Biblioteca"/>
            <form:item form:label="Compras e Finanças"/>
            <form:item form:label="Coord. Técnica de Unidade"/>
            <form:item form:label="Dep. de Matemática"/>
            <form:item form:label="Dep. de Matemática Aplicada"/>
            <form:item form:label="Dep. de Estatística"/>
            <form:item form:label="Diretoria"/>
            <form:item form:label="Dir. Administrativa"/>
            <form:item form:label="Informática"/>
            <form:item form:label="Materiais e Patrimônio"/>
            <form:item form:label="Recursos Humanos"/>
            <form:item form:label="Sec. de Departamentos"/>
            <form:item form:label="Sec. de Graduação"/>
            <form:item form:label="Sec. de Pós-Graduação"/>
            <form:item form:label="Sec. de Extensão e Eventos"/>
          </form:combobox>
          <form:fixed-text form:name="lb_solicitante" form:control-implementation="ooo:com.sun.star.form.component.FixedText" xml:id="control13" form:id="control13" form:label="NOME COMPLETO DO FAVORECIDO">
            <form:properties>
              <form:property form:property-name="HelpText" office:value-type="string" office:string-value="Nome completo do favorecido"/>
            </form:properties>
          </form:fixed-text>
          <form:fixed-text form:name="lb_cpf_favorecido" form:control-implementation="ooo:com.sun.star.form.component.FixedText" xml:id="control14" form:id="control14" form:label="CPF">
            <form:properties>
              <form:property form:property-name="HelpText" office:value-type="string" office:string-value="CPF do favorecido"/>
            </form:properties>
          </form:fixed-text>
          <form:text form:name="tb_favorecido_nome" form:control-implementation="ooo:com.sun.star.form.component.TextField" xml:id="control15" form:id="control15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completo do favorecido"/>
              <form:property form:property-name="ObjIDinMSO" office:value-type="float" office:value="0"/>
            </form:properties>
          </form:text>
          <form:text form:name="tb_favorecido_cpf" form:control-implementation="ooo:com.sun.star.form.component.TextField" xml:id="control16" form:id="control16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PF do favorecido"/>
              <form:property form:property-name="ObjIDinMSO" office:value-type="float" office:value="0"/>
            </form:properties>
          </form:text>
          <form:fixed-text form:name="lb_favorecido_banco" form:control-implementation="ooo:com.sun.star.form.component.FixedText" xml:id="control17" form:id="control17" form:label="BANCO">
            <form:properties>
              <form:property form:property-name="HelpText" office:value-type="string" office:string-value="Nome/código do banco"/>
            </form:properties>
          </form:fixed-text>
          <form:fixed-text form:name="lb_favorecido_acencia" form:control-implementation="ooo:com.sun.star.form.component.FixedText" xml:id="control18" form:id="control18" form:label="AGÊNCIA">
            <form:properties>
              <form:property form:property-name="HelpText" office:value-type="string" office:string-value="Agência bancária"/>
            </form:properties>
          </form:fixed-text>
          <form:fixed-text form:name="lb_favorecido_conta" form:control-implementation="ooo:com.sun.star.form.component.FixedText" xml:id="control19" form:id="control19" form:label="CONTA CORRENTE">
            <form:properties>
              <form:property form:property-name="HelpText" office:value-type="string" office:string-value="Número da conta"/>
            </form:properties>
          </form:fixed-text>
          <form:text form:name="tb_favorecido_banco" form:control-implementation="ooo:com.sun.star.form.component.TextField" xml:id="control20" form:id="control2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Banco"/>
              <form:property form:property-name="ObjIDinMSO" office:value-type="float" office:value="0"/>
            </form:properties>
          </form:text>
          <form:text form:name="tb_favorecido_agencia" form:control-implementation="ooo:com.sun.star.form.component.TextField" xml:id="control21" form:id="control21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Agência"/>
              <form:property form:property-name="ObjIDinMSO" office:value-type="float" office:value="0"/>
            </form:properties>
          </form:text>
          <form:text form:name="tb_favorecido_conta" form:control-implementation="ooo:com.sun.star.form.component.TextField" xml:id="control22" form:id="control22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onta corrente"/>
              <form:property form:property-name="ObjIDinMSO" office:value-type="float" office:value="0"/>
            </form:properties>
          </form:text>
          <form:text form:name="tb_material_descricao_1" form:control-implementation="ooo:com.sun.star.form.component.TextField" xml:id="control23" form:id="control23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1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1" form:control-implementation="ooo:com.sun.star.form.component.TextField" xml:id="control24" form:id="control24" form:tab-index="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1"/>
              <form:property form:property-name="ObjIDinMSO" office:value-type="float" office:value="0"/>
            </form:properties>
          </form:text>
          <form:text form:name="tb_material_descricao_2" form:control-implementation="ooo:com.sun.star.form.component.TextField" xml:id="control25" form:id="control25" form:tab-index="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2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2" form:control-implementation="ooo:com.sun.star.form.component.TextField" xml:id="control26" form:id="control26" form:tab-index="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2"/>
              <form:property form:property-name="ObjIDinMSO" office:value-type="float" office:value="0"/>
            </form:properties>
          </form:text>
          <form:text form:name="tb_material_descricao_3" form:control-implementation="ooo:com.sun.star.form.component.TextField" xml:id="control27" form:id="control27" form:tab-index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3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3" form:control-implementation="ooo:com.sun.star.form.component.TextField" xml:id="control28" form:id="control28" form:tab-index="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3"/>
              <form:property form:property-name="ObjIDinMSO" office:value-type="float" office:value="0"/>
            </form:properties>
          </form:text>
          <form:text form:name="tb_material_descricao_4" form:control-implementation="ooo:com.sun.star.form.component.TextField" xml:id="control29" form:id="control29" form:tab-index="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4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4" form:control-implementation="ooo:com.sun.star.form.component.TextField" xml:id="control30" form:id="control30" form:tab-index="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4"/>
              <form:property form:property-name="ObjIDinMSO" office:value-type="float" office:value="0"/>
            </form:properties>
          </form:text>
          <form:text form:name="tb_material_descricao_5" form:control-implementation="ooo:com.sun.star.form.component.TextField" xml:id="control31" form:id="control31" form:tab-index="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5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5" form:control-implementation="ooo:com.sun.star.form.component.TextField" xml:id="control32" form:id="control32" form:tab-index="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5"/>
              <form:property form:property-name="ObjIDinMSO" office:value-type="float" office:value="0"/>
            </form:properties>
          </form:text>
          <form:text form:name="tb_material_descricao_6" form:control-implementation="ooo:com.sun.star.form.component.TextField" xml:id="control33" form:id="control33" form:tab-index="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6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6" form:control-implementation="ooo:com.sun.star.form.component.TextField" xml:id="control34" form:id="control34" form:tab-index="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6"/>
              <form:property form:property-name="ObjIDinMSO" office:value-type="float" office:value="0"/>
            </form:properties>
          </form:text>
          <form:text form:name="tb_material_descricao_7" form:control-implementation="ooo:com.sun.star.form.component.TextField" xml:id="control35" form:id="control35" form:tab-index="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escrição material/serviço 7"/>
              <form:property form:property-name="ObjIDinMSO" office:value-type="float" office:value="0"/>
              <form:property form:property-name="VScroll" office:value-type="boolean" office:boolean-value="true"/>
            </form:properties>
          </form:text>
          <form:text form:name="tb_material_qtd_7" form:control-implementation="ooo:com.sun.star.form.component.TextField" xml:id="control36" form:id="control36" form:tab-index="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Quantidade - item 7"/>
              <form:property form:property-name="ObjIDinMSO" office:value-type="float" office:value="0"/>
            </form:properties>
          </form:text>
          <form:text form:name="tb_fornecedor_empresa_1" form:control-implementation="ooo:com.sun.star.form.component.TextField" xml:id="control37" form:id="control37" form:tab-index="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fornecedor 1"/>
              <form:property form:property-name="ObjIDinMSO" office:value-type="float" office:value="0"/>
            </form:properties>
          </form:text>
          <form:text form:name="tb_fornecedor_email_1" form:control-implementation="ooo:com.sun.star.form.component.TextField" xml:id="control38" form:id="control38" form:tab-index="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1"/>
              <form:property form:property-name="ObjIDinMSO" office:value-type="float" office:value="0"/>
            </form:properties>
          </form:text>
          <form:text form:name="tb_fornecedor_empresa_2" form:control-implementation="ooo:com.sun.star.form.component.TextField" xml:id="control39" form:id="control39" form:tab-index="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fornecedor 2"/>
              <form:property form:property-name="ObjIDinMSO" office:value-type="float" office:value="0"/>
            </form:properties>
          </form:text>
          <form:text form:name="tb_fornecedor_email_2" form:control-implementation="ooo:com.sun.star.form.component.TextField" xml:id="control40" form:id="control40" form:tab-index="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2"/>
              <form:property form:property-name="ObjIDinMSO" office:value-type="float" office:value="0"/>
            </form:properties>
          </form:text>
          <form:text form:name="tb_fornecedor_empresa_3" form:control-implementation="ooo:com.sun.star.form.component.TextField" xml:id="control41" form:id="control41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fornecedor 3"/>
              <form:property form:property-name="ObjIDinMSO" office:value-type="float" office:value="0"/>
            </form:properties>
          </form:text>
          <form:text form:name="tb_fornecedor_email_3" form:control-implementation="ooo:com.sun.star.form.component.TextField" xml:id="control42" form:id="control42" form:tab-index="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mail fornecedor 3"/>
              <form:property form:property-name="ObjIDinMSO" office:value-type="float" office:value="0"/>
            </form:properties>
          </form:text>
          <form:textarea form:name="ct_justificativa" form:control-implementation="ooo:com.sun.star.form.component.TextField" xml:id="control43" form:id="control43" form:tab-index="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Justificativa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checkbox form:name="cb_pedido_reembolso" form:control-implementation="ooo:com.sun.star.form.component.CheckBox" xml:id="control44" form:id="control44" form:label="Reembolso de Despesas" form:tab-index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Reembolso de despesa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checkbox form:name="cb_compra_materiais" form:control-implementation="ooo:com.sun.star.form.component.CheckBox" xml:id="control45" form:id="control45" form:label="Compra de Materiais" form:tab-index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ompra de materiai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checkbox form:name="cb_contratacao_servico" form:control-implementation="ooo:com.sun.star.form.component.CheckBox" xml:id="control46" form:id="control46" form:label="Contratação de Serviços" form:tab-index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ompra de materiais"/>
              <form:property form:property-name="ObjIDinMSO" office:value-type="float" office:value="0"/>
              <form:property form:property-name="Referer" office:value-type="string" office:string-value="file:///net/home/inf/quin/Downloads/compraseservicos_20240216(1).ott/content.xml"/>
              <form:property form:property-name="SecondaryRefValue" office:value-type="string" office:string-value=""/>
            </form:properties>
          </form:checkbox>
          <form:fixed-text form:name="lb_data_solicitacao" form:control-implementation="ooo:com.sun.star.form.component.FixedText" xml:id="control47" form:id="control47" form:label="DATA" form:for="control48">
            <form:properties>
              <form:property form:property-name="HelpText" office:value-type="string" office:string-value="Data do pedido"/>
            </form:properties>
          </form:fixed-text>
          <form:date form:name="dt_data_solicitacao" form:control-implementation="ooo:com.sun.star.form.component.DateField" xml:id="control48" form:id="control48" form:min-value="1800-01-01" form:readonly="true" form:tab-stop="false" form:tab-index="4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Data de solicitação"/>
              <form:property form:property-name="ObjIDinMSO" office:value-type="float" office:value="0"/>
            </form:properties>
          </form:date>
          <form:fixed-text form:name="lb_numero_solicitacao" form:control-implementation="ooo:com.sun.star.form.component.FixedText" xml:id="control49" form:id="control49" form:label="NÚMERO DO PEDIDO">
            <form:properties>
              <form:property form:property-name="HelpText" office:value-type="string" office:string-value="Data do pedido"/>
            </form:properties>
          </form:fixed-text>
          <form:text form:name="tb_numero_solicitacao" form:control-implementation="ooo:com.sun.star.form.component.TextField" xml:id="control50" form:id="control50" form:readonly="true" form:tab-stop="false" form:tab-index="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o pedido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table:number-columns-spanned="5" office:value-type="string">
            <text:p text:style-name="P2"><text:span text:style-name="T1">SOLICITAÇÃO DE </text:span>COMPRA DE MATERIAIS, CONTRATAÇÃO DE SERVIÇO<text:span text:style-name="T2">S </text:span><text:span text:style-name="T1">E</text:span><text:span text:style-name="T2"> </text:span><text:span text:style-name="T1">REEMBOLSO DE DESPES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3"/>
            <text:p text:style-name="P4"><draw:control text:anchor-type="as-char" draw:z-index="48" draw:name="Forma 1" draw:style-name="gr1" draw:text-style-name="P5" svg:width="3.941cm" svg:height="0.406cm" draw:control="control44"/></text:p>
          </table:table-cell>
          <table:table-cell table:style-name="Tabela10.A1" table:number-rows-spanned="2" office:value-type="string">
            <text:p text:style-name="P6"/>
            <text:p text:style-name="P7"><draw:control text:anchor-type="as-char" draw:z-index="49" draw:name="Forma1" draw:style-name="gr1" draw:text-style-name="P5" svg:width="3.525cm" svg:height="0.406cm" draw:control="control45"/></text:p>
          </table:table-cell>
          <table:table-cell table:style-name="Tabela10.A1" table:number-rows-spanned="2" office:value-type="string">
            <text:p text:style-name="P6"/>
            <text:p text:style-name="P4"><draw:control text:anchor-type="as-char" draw:z-index="50" draw:name="Forma 2" draw:style-name="gr1" draw:text-style-name="P5" svg:width="4.074cm" svg:height="0.406cm" draw:control="control46"/></text:p>
          </table:table-cell>
          <table:table-cell table:style-name="Tabela10.A1" office:value-type="string">
            <text:p text:style-name="P4"><draw:control text:anchor-type="as-char" draw:z-index="51" draw:name="Controle 7" draw:style-name="gr2" draw:text-style-name="P8" svg:width="1.816cm" svg:height="0.269cm" draw:control="control47"/></text:p>
          </table:table-cell>
          <table:table-cell table:style-name="Tabela10.A1" office:value-type="string">
            <text:p text:style-name="P7"><draw:control text:anchor-type="as-char" draw:z-index="53" draw:name="Controle 14" draw:style-name="gr2" draw:text-style-name="P8" svg:width="2.694cm" svg:height="0.269cm" draw:control="control49"/></text:p>
          </table:table-cell>
        </table:table-row>
        <table:table-row table:style-name="Tabela10.3">
          <table:covered-table-cell table:style-name="Tabela10.A1"/>
          <table:covered-table-cell table:style-name="Tabela10.A1"/>
          <table:covered-table-cell table:style-name="Tabela10.A1"/>
          <table:table-cell table:style-name="Tabela10.A1" office:value-type="string">
            <text:p text:style-name="P9"><draw:control text:anchor-type="as-char" svg:y="-0.058cm" draw:z-index="52" draw:name="Forma3" draw:style-name="gr3" draw:text-style-name="P10" svg:width="2.708cm" svg:height="0.571cm" draw:control="control48"/></text:p>
          </table:table-cell>
          <table:table-cell table:style-name="Tabela10.A1" office:value-type="string">
            <text:p text:style-name="P4"><draw:control text:anchor-type="as-char" draw:z-index="54" draw:name="Forma 29" draw:style-name="gr4" draw:text-style-name="P11" svg:width="2.543cm" svg:height="0.571cm" draw:control="control50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 table:protected="true">
            <text:p text:style-name="P12">Solicitante/Interessado</text:p>
            <text:p text:style-name="P13"><text:s/>solicitante é a pessoa/órgão responsável pelo encaminhamento do pedido e acompanhamento do processo de compra. O interessado é a pessoa/órgão para o qual o material/serviço se destina. Caso se trate da mesma pessoa, informar apenas o solicitante.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 table:protected="true">
            <text:p text:style-name="P13"><draw:control text:anchor-type="as-char" draw:z-index="5" draw:name="Controle 1" draw:style-name="gr2" draw:text-style-name="P8" svg:width="1.816cm" svg:height="0.269cm" draw:control="control1"/></text:p>
          </table:table-cell>
          <table:table-cell table:style-name="Tabela2.A2" office:value-type="string" table:protected="true">
            <text:p text:style-name="P13"><draw:control text:anchor-type="as-char" draw:z-index="6" draw:name="Controle 2" draw:style-name="gr2" draw:text-style-name="P8" svg:width="1.816cm" svg:height="0.269cm" draw:control="control2"/></text:p>
          </table:table-cell>
          <table:table-cell table:style-name="Tabela2.A2" office:value-type="string" table:protected="true">
            <text:p text:style-name="P13"/>
          </table:table-cell>
          <table:table-cell table:style-name="Tabela2.A2" office:value-type="string" table:protected="true">
            <text:p text:style-name="P13"><draw:control text:anchor-type="as-char" draw:z-index="7" draw:name="Controle 3" draw:style-name="gr2" draw:text-style-name="P8" svg:width="1.816cm" svg:height="0.269cm" draw:control="control3"/></text:p>
          </table:table-cell>
        </table:table-row>
        <table:table-row>
          <table:table-cell table:style-name="Tabela2.A1" office:value-type="string" table:protected="true">
            <text:p text:style-name="P14"><draw:control text:anchor-type="as-char" svg:y="0cm" draw:z-index="8" draw:name="Forma 4" draw:style-name="gr5" draw:text-style-name="P15" svg:width="5.956cm" svg:height="0.571cm" draw:control="control4"/></text:p>
          </table:table-cell>
          <table:table-cell table:style-name="Tabela2.A1" table:number-columns-spanned="2" office:value-type="string" table:protected="true">
            <text:p text:style-name="P14"><draw:control text:anchor-type="as-char" svg:y="0cm" draw:z-index="9" draw:name="Forma 5" draw:style-name="gr5" draw:text-style-name="P16" svg:width="6.084cm" svg:height="0.571cm" draw:control="control5"/></text:p>
          </table:table-cell>
          <table:covered-table-cell/>
          <table:table-cell table:style-name="Tabela2.A1" office:value-type="string" table:protected="true">
            <text:p text:style-name="P17"><draw:control text:anchor-type="as-char" draw:z-index="10" draw:name="Forma6" draw:style-name="gr6" draw:text-style-name="P10" svg:width="4.624cm" svg:height="0.571cm" draw:control="control6"/></text:p>
          </table:table-cell>
        </table:table-row>
        <table:table-row>
          <table:table-cell table:style-name="Tabela2.A1" office:value-type="string" table:protected="true">
            <text:p text:style-name="P18"><draw:control text:anchor-type="as-char" draw:z-index="11" draw:name="Controle 4" draw:style-name="gr2" draw:text-style-name="P8" svg:width="1.816cm" svg:height="0.269cm" draw:control="control7"/></text:p>
          </table:table-cell>
          <table:table-cell table:style-name="Tabela2.A1" table:number-columns-spanned="2" office:value-type="string" table:protected="true">
            <text:p text:style-name="P18"><draw:control text:anchor-type="as-char" draw:z-index="12" draw:name="Controle 5" draw:style-name="gr2" draw:text-style-name="P8" svg:width="1.816cm" svg:height="0.269cm" draw:control="control8"/></text:p>
          </table:table-cell>
          <table:covered-table-cell/>
          <table:table-cell table:style-name="Tabela2.A1" office:value-type="string" table:protected="true">
            <text:p text:style-name="P18"><draw:control text:anchor-type="as-char" draw:z-index="13" draw:name="Controle 6" draw:style-name="gr2" draw:text-style-name="P8" svg:width="1.816cm" svg:height="0.269cm" draw:control="control9"/></text:p>
          </table:table-cell>
        </table:table-row>
        <table:table-row>
          <table:table-cell table:style-name="Tabela2.A1" office:value-type="string" table:protected="true">
            <text:p text:style-name="P14"><draw:control text:anchor-type="as-char" svg:y="0cm" draw:z-index="14" draw:name="Forma7" draw:style-name="gr5" draw:text-style-name="P19" svg:width="5.956cm" svg:height="0.571cm" draw:control="control10"/></text:p>
          </table:table-cell>
          <table:table-cell table:style-name="Tabela2.A1" table:number-columns-spanned="2" office:value-type="string" table:protected="true">
            <text:p text:style-name="P14"><draw:control text:anchor-type="as-char" svg:y="0cm" draw:z-index="15" draw:name="Forma8" draw:style-name="gr5" draw:text-style-name="P16" svg:width="6.084cm" svg:height="0.571cm" draw:control="control11"/></text:p>
          </table:table-cell>
          <table:covered-table-cell/>
          <table:table-cell table:style-name="Tabela2.A1" office:value-type="string" table:protected="true">
            <text:p text:style-name="P14"><draw:control text:anchor-type="as-char" draw:z-index="16" draw:name="Forma9" draw:style-name="gr6" draw:text-style-name="P10" svg:width="4.656cm" svg:height="0.571cm" draw:control="control12"/></text:p>
          </table:table-cell>
        </table:table-row>
      </table:table>
      <table:table table:name="Tabela7" table:style-name="Tabela7">
        <table:table-column table:style-name="Tabela7.A" table:number-columns-repeated="2"/>
        <table:table-column table:style-name="Tabela7.C"/>
        <table:table-column table:style-name="Tabela7.D"/>
        <table:table-row table:style-name="Tabela7.1">
          <table:table-cell table:style-name="Tabela7.A1" table:number-columns-spanned="4" office:value-type="string">
            <text:p text:style-name="P20"><text:span text:style-name="T3">Dados para </text:span><text:span text:style-name="T4">Reembolso</text:span></text:p>
            <text:p text:style-name="P21">Somente serão reembolsadas as despesas previamente aprovadas pela Diretoria do IMECC</text:p>
          </table:table-cell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3" office:value-type="string">
            <text:p text:style-name="P22">‍<draw:control text:anchor-type="as-char" draw:z-index="17" draw:name="Controle 8" draw:style-name="gr2" draw:text-style-name="P8" svg:width="4.557cm" svg:height="0.269cm" draw:control="control13"/></text:p>
          </table:table-cell>
          <table:covered-table-cell/>
          <table:covered-table-cell/>
          <table:table-cell table:style-name="Tabela7.A1" office:value-type="string">
            <text:p text:style-name="P23"><draw:control text:anchor-type="as-char" draw:z-index="18" draw:name="Controle 9" draw:style-name="gr2" draw:text-style-name="P8" svg:width="1.816cm" svg:height="0.269cm" draw:control="control14"/></text:p>
          </table:table-cell>
        </table:table-row>
        <table:table-row table:style-name="Tabela7.3">
          <table:table-cell table:style-name="Tabela7.A1" table:number-columns-spanned="3" office:value-type="string">
            <text:p text:style-name="P22"><draw:control text:anchor-type="as-char" svg:y="0cm" draw:z-index="19" draw:name="Forma 18" draw:style-name="gr5" draw:text-style-name="P15" svg:width="11.965cm" svg:height="0.571cm" draw:control="control15"/></text:p>
          </table:table-cell>
          <table:covered-table-cell/>
          <table:covered-table-cell/>
          <table:table-cell table:style-name="Tabela7.A1" office:value-type="string">
            <text:p text:style-name="P23"><draw:control text:anchor-type="as-char" svg:y="0cm" draw:z-index="20" draw:name="Forma 19" draw:style-name="gr5" draw:text-style-name="P15" svg:width="4.765cm" svg:height="0.571cm" draw:control="control16"/></text:p>
          </table:table-cell>
        </table:table-row>
        <table:table-row table:style-name="Tabela7.1">
          <table:table-cell table:style-name="Tabela7.A1" office:value-type="string">
            <text:p text:style-name="P22">‍<draw:control text:anchor-type="as-char" draw:z-index="21" draw:name="Controle 10" draw:style-name="gr2" draw:text-style-name="P8" svg:width="2.403cm" svg:height="0.269cm" draw:control="control17"/></text:p>
          </table:table-cell>
          <table:table-cell table:style-name="Tabela7.A1" office:value-type="string">
            <text:p text:style-name="P23"><draw:control text:anchor-type="as-char" draw:z-index="22" draw:name="Controle 11" draw:style-name="gr2" draw:text-style-name="P8" svg:width="2.403cm" svg:height="0.269cm" draw:control="control18"/></text:p>
          </table:table-cell>
          <table:table-cell table:style-name="Tabela7.A1" table:number-columns-spanned="2" office:value-type="string">
            <text:p text:style-name="P23"><draw:control text:anchor-type="as-char" draw:z-index="23" draw:name="Controle 12" draw:style-name="gr2" draw:text-style-name="P8" svg:width="2.403cm" svg:height="0.269cm" draw:control="control19"/></text:p>
          </table:table-cell>
          <table:covered-table-cell/>
        </table:table-row>
        <table:table-row table:style-name="Tabela7.5">
          <table:table-cell table:style-name="Tabela7.A1" office:value-type="string">
            <text:p text:style-name="P22"><draw:control text:anchor-type="as-char" svg:y="0cm" draw:z-index="24" draw:name="Forma 20" draw:style-name="gr5" draw:text-style-name="P15" svg:width="5.559cm" svg:height="0.571cm" draw:control="control20"/></text:p>
          </table:table-cell>
          <table:table-cell table:style-name="Tabela7.A1" office:value-type="string">
            <text:p text:style-name="P23"><draw:control text:anchor-type="as-char" svg:y="0cm" draw:z-index="25" draw:name="Forma 21" draw:style-name="gr5" draw:text-style-name="P24" svg:width="5.559cm" svg:height="0.571cm" draw:control="control21"/></text:p>
          </table:table-cell>
          <table:table-cell table:style-name="Tabela7.A1" table:number-columns-spanned="2" office:value-type="string">
            <text:p text:style-name="P23"><draw:control text:anchor-type="as-char" svg:y="0cm" draw:z-index="26" draw:name="Forma 22" draw:style-name="gr5" draw:text-style-name="P24" svg:width="5.559cm" svg:height="0.571cm" draw:control="control22"/></text:p>
          </table:table-cell>
          <table:covered-table-cell/>
        </table:table-row>
        <table:table-row table:style-name="Tabela7.6">
          <table:table-cell table:style-name="Tabela7.A1" table:number-columns-spanned="4" office:value-type="string">
            <text:p text:style-name="P22">‍<text:span text:style-name="T5">Em conformidade com a Lei nº 13.709 – Lei Geral de Proteção de Dados, os dados fornecidos serão utilizados exclusivamente para a finalidade de processar o reembolso das despesas.</text:span></text:p>
          </table:table-cell>
          <table:covered-table-cell/>
          <table:covered-table-cell/>
          <table:covered-table-cell/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 table:protected="true">
            <text:p text:style-name="P25">Descrição dos Materiais/Serviços</text:p>
            <text:p text:style-name="P26">Descreva o material/serviço a ser adquirido/contratado com o maior número de detalhes possível (exemplo: especificação, cor, medida, etc.). Se possível, indique marca e modelo de referência.</text:p>
          </table:table-cell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7">ITEM</text:p>
          </table:table-cell>
          <table:table-cell table:style-name="Tabela4.A2" office:value-type="string">
            <text:p text:style-name="P27">DESCRIÇÃO</text:p>
          </table:table-cell>
          <table:table-cell table:style-name="Tabela4.C2" office:value-type="string">
            <text:p text:style-name="P27">QUANTIDADE</text:p>
          </table:table-cell>
        </table:table-row>
        <table:table-row table:style-name="Tabela4.3">
          <table:table-cell table:style-name="Tabela4.A3" office:value-type="string">
            <text:p text:style-name="P27">1</text:p>
          </table:table-cell>
          <table:table-cell table:style-name="Tabela4.B3" office:value-type="string">
            <text:p text:style-name="P28"><draw:control text:anchor-type="as-char" svg:y="0cm" draw:z-index="27" draw:name="Forma 17" draw:style-name="gr7" draw:text-style-name="P15" svg:width="13.637cm" svg:height="0.571cm" draw:control="control23"/></text:p>
          </table:table-cell>
          <table:table-cell table:style-name="Tabela4.C3" office:value-type="string">
            <text:p text:style-name="P17"><text:span text:style-name="T6">‍</text:span><text:span text:style-name="T6"><draw:control text:anchor-type="as-char" draw:z-index="28" draw:name="Forma 3" draw:style-name="gr8" draw:text-style-name="P16" svg:width="2.199cm" svg:height="0.571cm" draw:control="control24"/></text:span></text:p>
          </table:table-cell>
        </table:table-row>
        <table:table-row>
          <table:table-cell table:style-name="Tabela4.A3" office:value-type="string">
            <text:p text:style-name="P27">2</text:p>
          </table:table-cell>
          <table:table-cell table:style-name="Tabela4.B3" office:value-type="string">
            <text:p text:style-name="P28"><draw:control text:anchor-type="as-char" svg:y="0cm" draw:z-index="29" draw:name="Forma 23" draw:style-name="gr7" draw:text-style-name="P15" svg:width="13.637cm" svg:height="0.571cm" draw:control="control25"/></text:p>
          </table:table-cell>
          <table:table-cell table:style-name="Tabela4.C3" office:value-type="string">
            <text:p text:style-name="P28">‍<draw:control text:anchor-type="as-char" draw:z-index="30" draw:name="Forma 12" draw:style-name="gr8" draw:text-style-name="P16" svg:width="2.199cm" svg:height="0.571cm" draw:control="control26"/></text:p>
          </table:table-cell>
        </table:table-row>
        <table:table-row>
          <table:table-cell table:style-name="Tabela4.A3" office:value-type="string">
            <text:p text:style-name="P27">3</text:p>
          </table:table-cell>
          <table:table-cell table:style-name="Tabela4.B3" office:value-type="string">
            <text:p text:style-name="P28"><draw:control text:anchor-type="as-char" svg:y="0cm" draw:z-index="31" draw:name="Forma 24" draw:style-name="gr7" draw:text-style-name="P15" svg:width="13.637cm" svg:height="0.571cm" draw:control="control27"/></text:p>
          </table:table-cell>
          <table:table-cell table:style-name="Tabela4.C3" office:value-type="string">
            <text:p text:style-name="P28">‍<draw:control text:anchor-type="as-char" draw:z-index="32" draw:name="Forma 13" draw:style-name="gr8" draw:text-style-name="P15" svg:width="2.199cm" svg:height="0.571cm" draw:control="control28"/></text:p>
          </table:table-cell>
        </table:table-row>
        <table:table-row>
          <table:table-cell table:style-name="Tabela4.A3" office:value-type="string">
            <text:p text:style-name="P27">4</text:p>
          </table:table-cell>
          <table:table-cell table:style-name="Tabela4.B3" office:value-type="string">
            <text:p text:style-name="P28"><draw:control text:anchor-type="as-char" svg:y="0cm" draw:z-index="33" draw:name="Forma 25" draw:style-name="gr7" draw:text-style-name="P15" svg:width="13.637cm" svg:height="0.571cm" draw:control="control29"/></text:p>
          </table:table-cell>
          <table:table-cell table:style-name="Tabela4.C3" office:value-type="string">
            <text:p text:style-name="P28">‍<draw:control text:anchor-type="as-char" draw:z-index="34" draw:name="Forma 14" draw:style-name="gr8" draw:text-style-name="P16" svg:width="2.199cm" svg:height="0.571cm" draw:control="control30"/></text:p>
          </table:table-cell>
        </table:table-row>
        <table:table-row>
          <table:table-cell table:style-name="Tabela4.A3" office:value-type="string">
            <text:p text:style-name="P27">5</text:p>
          </table:table-cell>
          <table:table-cell table:style-name="Tabela4.B3" office:value-type="string">
            <text:p text:style-name="P28"><draw:control text:anchor-type="as-char" svg:y="0cm" draw:z-index="35" draw:name="Forma 26" draw:style-name="gr7" draw:text-style-name="P15" svg:width="13.637cm" svg:height="0.571cm" draw:control="control31"/></text:p>
          </table:table-cell>
          <table:table-cell table:style-name="Tabela4.C3" office:value-type="string">
            <text:p text:style-name="P28">‍<draw:control text:anchor-type="as-char" draw:z-index="36" draw:name="Forma 15" draw:style-name="gr8" draw:text-style-name="P16" svg:width="2.199cm" svg:height="0.571cm" draw:control="control32"/></text:p>
          </table:table-cell>
        </table:table-row>
        <table:table-row table:style-name="Tabela4.8">
          <table:table-cell table:style-name="Tabela4.A3" office:value-type="string">
            <text:p text:style-name="P27">‍<text:span text:style-name="T7">6</text:span></text:p>
          </table:table-cell>
          <table:table-cell table:style-name="Tabela4.B3" office:value-type="string">
            <text:p text:style-name="P28"><draw:control text:anchor-type="as-char" svg:y="0cm" draw:z-index="37" draw:name="Forma 27" draw:style-name="gr7" draw:text-style-name="P15" svg:width="13.637cm" svg:height="0.571cm" draw:control="control33"/></text:p>
          </table:table-cell>
          <table:table-cell table:style-name="Tabela4.C3" office:value-type="string">
            <text:p text:style-name="P28"><draw:control text:anchor-type="as-char" draw:z-index="38" draw:name="Forma 16" draw:style-name="gr8" draw:text-style-name="P15" svg:width="2.199cm" svg:height="0.571cm" draw:control="control34"/></text:p>
          </table:table-cell>
        </table:table-row>
        <table:table-row table:style-name="Tabela4.9">
          <table:table-cell table:style-name="Tabela4.A3" office:value-type="string">
            <text:p text:style-name="P27">‍<text:span text:style-name="T7">7</text:span></text:p>
          </table:table-cell>
          <table:table-cell table:style-name="Tabela4.B3" office:value-type="string">
            <text:p text:style-name="P28"><draw:control text:anchor-type="as-char" svg:y="0cm" draw:z-index="39" draw:name="Forma 28" draw:style-name="gr7" draw:text-style-name="P15" svg:width="13.637cm" svg:height="0.571cm" draw:control="control35"/></text:p>
          </table:table-cell>
          <table:table-cell table:style-name="Tabela4.C3" office:value-type="string">
            <text:p text:style-name="P28"><draw:control text:anchor-type="as-char" draw:z-index="40" draw:name="Forma 35" draw:style-name="gr8" draw:text-style-name="P16" svg:width="2.199cm" svg:height="0.571cm" draw:control="control36"/>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29">Sugestão de Fornecedores</text:p>
            <text:p text:style-name="P26">Informe o nome da empresa, nome e telefone da pessoa para contato</text:p>
          </table:table-cell>
          <table:covered-table-cell/>
          <table:covered-table-cell/>
        </table:table-row>
        <table:table-row>
          <table:table-cell table:style-name="Tabela9.A2" office:value-type="string">
            <text:p text:style-name="P30"/>
          </table:table-cell>
          <table:table-cell table:style-name="Tabela9.A2" office:value-type="string">
            <text:p text:style-name="P31">EMPRESA</text:p>
          </table:table-cell>
          <table:table-cell table:style-name="Tabela9.C2" office:value-type="string">
            <text:p text:style-name="P32">EMAIL</text:p>
          </table:table-cell>
        </table:table-row>
        <table:table-row>
          <table:table-cell table:style-name="Tabela9.A3" office:value-type="string">
            <text:p text:style-name="P27">1</text:p>
          </table:table-cell>
          <table:table-cell table:style-name="Tabela9.B3" office:value-type="string">
            <text:p text:style-name="P33"><draw:control text:anchor-type="as-char" draw:z-index="41" draw:name="Forma 6" draw:style-name="gr8" draw:text-style-name="P16" svg:width="11.916cm" svg:height="0.571cm" draw:control="control37"/></text:p>
          </table:table-cell>
          <table:table-cell table:style-name="Tabela9.C3" office:value-type="string">
            <text:p text:style-name="P33"><draw:control text:anchor-type="as-char" draw:z-index="42" draw:name="Forma 7" draw:style-name="gr8" draw:text-style-name="P16" svg:width="3.941cm" svg:height="0.571cm" draw:control="control38"/></text:p>
          </table:table-cell>
        </table:table-row>
        <table:table-row>
          <table:table-cell table:style-name="Tabela9.A3" office:value-type="string">
            <text:p text:style-name="P27">2</text:p>
          </table:table-cell>
          <table:table-cell table:style-name="Tabela9.B3" office:value-type="string">
            <text:p text:style-name="P28"><draw:control text:anchor-type="as-char" draw:z-index="43" draw:name="Forma 8" draw:style-name="gr8" draw:text-style-name="P16" svg:width="11.921cm" svg:height="0.571cm" draw:control="control39"/></text:p>
          </table:table-cell>
          <table:table-cell table:style-name="Tabela9.C3" office:value-type="string">
            <text:p text:style-name="P28"><draw:control text:anchor-type="as-char" draw:z-index="44" draw:name="Forma 9" draw:style-name="gr8" draw:text-style-name="P16" svg:width="3.941cm" svg:height="0.571cm" draw:control="control40"/></text:p>
          </table:table-cell>
        </table:table-row>
        <table:table-row>
          <table:table-cell table:style-name="Tabela9.A3" office:value-type="string">
            <text:p text:style-name="P27">3</text:p>
          </table:table-cell>
          <table:table-cell table:style-name="Tabela9.B3" office:value-type="string">
            <text:p text:style-name="P28"><draw:control text:anchor-type="as-char" draw:z-index="45" draw:name="Forma 10" draw:style-name="gr8" draw:text-style-name="P16" svg:width="11.921cm" svg:height="0.571cm" draw:control="control41"/></text:p>
          </table:table-cell>
          <table:table-cell table:style-name="Tabela9.C3" office:value-type="string">
            <text:p text:style-name="Standard"><draw:control text:anchor-type="as-char" draw:z-index="46" draw:name="Forma 11" draw:style-name="gr8" draw:text-style-name="P16" svg:width="3.941cm" svg:height="0.571cm" draw:control="control42"/></text:p>
          </table:table-cell>
        </table:table-row>
      </table:table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34">Justificativa</text:p>
          </table:table-cell>
        </table:table-row>
        <table:table-row table:style-name="Tabela21.1">
          <table:table-cell table:style-name="Tabela21.A2" office:value-type="string">
            <text:p text:style-name="P35">‍<draw:control text:anchor-type="as-char" draw:z-index="47" draw:name="Controle 13" draw:style-name="gr9" draw:text-style-name="P36" svg:width="16.869cm" svg:height="2.871cm" draw:control="control43"/></text:p>
          </table:table-cell>
        </table:table-row>
      </table:table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7">Observações</text:p>
          </table:table-cell>
        </table:table-row>
        <table:table-row table:style-name="Tabela1.1">
          <table:table-cell table:style-name="Tabela1.A2" office:value-type="string">
            <text:p text:style-name="P38">‍<text:span text:style-name="T8">O processo de aquisição ou reembolso será iniciado somente após aprovação do responsável pelo Recurso Financeiro</text:span></text:p>
            <text:p text:style-name="P39">A solicitação deve ser encaminhada à Seção de Compras por e-mail, devidamente assinada no Sigad, pelo solicitante e/ou chefia imediata e pelo responsável pelo Recurso Financeiro.</text:p>
            <text:p text:style-name="P40"><text:span text:style-name="T9">Aquisição de material:</text:span> enviar junto com a solicitação uma cotação, que poderá ser da Internet, para auxiliar na pesquisa de mercado.</text:p>
            <text:p text:style-name="P40"><text:span text:style-name="T9">Aquisição de serviço:</text:span> enviar junto com a solicitação um memorial descritivo para auxiliar na pesquisa de mercado.</text:p>
            <text:p text:style-name="P40"><text:span text:style-name="T9">Pedido de reembolso:</text:span> encaminhar junto com a solicitação a nota fiscal emitida com dados da Funcamp. <text:s/>O documento fiscal precisa estar quitado ou ter o comprovante de pagamento anexado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LGC Sans" svg:font-family="'DejaVu LGC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imbus Sans L" svg:font-family="'Nimbus Sans L'" style:font-adornments="Negrit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next-style-name="Text_20_body" style:class="chapter">
      <style:paragraph-properties fo:margin-top="0.21cm" fo:margin-bottom="0.109cm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1pt" fo:font-weight="bold" style:font-name-asian="DejaVu LGC Sans" style:font-family-asian="'DejaVu LGC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Cabeçalho_20_Instituição" style:display-name="Cabeçalho Instituição" style:family="paragraph" style:parent-style-name="Header">
      <style:text-properties style:font-name="Nimbus Sans L" fo:font-family="'Nimbus Sans L'" style:font-style-name="Negrito" style:font-family-generic="swiss" style:font-pitch="variable" fo:font-size="9pt" fo:font-weight="bold"/>
    </style:style>
    <style:style style:name="Cabeçalho_20_Órgão" style:display-name="Cabeçalho Órgão" style:family="paragraph" style:parent-style-name="Header">
      <style:text-properties style:font-name="Nimbus Sans L" fo:font-family="'Nimbus Sans L'" style:font-style-name="Negrito" style:font-family-generic="swiss" style:font-pitch="variable" fo:font-size="9pt" fo:font-style="italic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use-window-font-color="true" loext:opacity="0%" fo:font-size="8pt" fo:font-weight="normal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_20_Instituição">
      <style:text-properties fo:text-transform="uppercase"/>
    </style:style>
    <style:style style:name="MP2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style:font-name="Lucida Sans" fo:font-size="8pt" fo:language="en" fo:country="US" style:font-size-asian="8pt" style:font-size-complex="8pt"/>
    </style:style>
    <style:style style:name="MP3" style:family="paragraph" style:parent-style-name="Standard">
      <style:paragraph-properties fo:text-align="start" style:justify-single-word="false">
        <style:tab-stops>
          <style:tab-stop style:position="-0.123cm"/>
        </style:tab-stops>
      </style:paragraph-properties>
      <style:text-properties officeooo:paragraph-rsid="0031eb9b"/>
    </style:style>
    <style:style style:name="MT1" style:family="text">
      <style:text-properties officeooo:rsid="0025c386"/>
    </style:style>
    <style:style style:name="MT2" style:family="text">
      <style:text-properties style:font-name="Lucida Sans" fo:font-size="8pt" fo:language="en" fo:country="US" fo:font-style="normal" style:text-underline-style="none" style:font-size-asian="8pt" style:font-style-asian="normal" style:font-size-complex="8pt" style:font-style-complex="normal"/>
    </style:style>
    <style:style style:name="MT3" style:family="text">
      <style:text-properties style:font-name="Lucida Sans" fo:font-size="8pt" fo:language="en" fo:country="US" fo:font-style="normal" style:text-underline-style="none" officeooo:rsid="002bd81b" style:font-size-asian="8pt" style:font-style-asian="normal" style:font-size-complex="8pt" style:font-style-complex="normal"/>
    </style:style>
    <style:style style:name="MT4" style:family="text">
      <style:text-properties style:font-name="Lucida Sans" fo:font-size="8pt" fo:language="en" fo:country="US" fo:font-style="normal" style:text-underline-style="none" officeooo:rsid="0031eb9b" style:font-size-asian="8pt" style:font-style-asian="normal" style:font-size-complex="8pt" style:font-style-complex="normal"/>
    </style:style>
    <style:style style:name="Mfr1" style:family="graphic" style:parent-style-name="Frame">
      <style:graphic-properties style:print-content="true" style:protect="content size position" style:vertical-pos="from-top" style:vertical-rel="paragraph" style:horizontal-pos="from-left" style:horizontal-rel="paragraph" fo:background-color="transparent" draw:fill="none" draw:fill-color="#ffffff" style:shadow="none" draw:shadow-opacity="100%" style:editable="false">
        <style:columns fo:column-count="1" fo:column-gap="0cm"/>
      </style:graphic-properties>
    </style:style>
    <style:style style:name="Mfr2" style:family="graphic" style:parent-style-name="Frame">
      <style:graphic-properties style:protect="content size position" style:vertical-pos="top" style:vertical-rel="baseline" style:horizontal-pos="left" style:horizontal-rel="paragraph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style:protect="content size position" style:wrap="none" style:vertical-pos="from-top" style:vertical-rel="paragraph-content" style:horizontal-pos="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991cm" fo:margin-bottom="0.991cm" fo:margin-left="2.997cm" fo:margin-right="0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31cm" fo:margin-left="0cm" fo:margin-right="0cm" fo:margin-bottom="0.131cm" fo:border-top="none" fo:border-bottom="0.06pt solid #000000" fo:border-left="none" fo:border-right="none" fo:padding="0cm" style:shadow="none" style:dynamic-spacing="false"/>
      </style:header-style>
      <style:footer-style>
        <style:header-footer-properties svg:height="0.991cm" fo:margin-left="0cm" fo:margin-right="0cm" fo:margin-top="0.131cm" fo:border-top="0.06pt solid #000000" fo:border-bottom="none" fo:border-left="none" fo:border-right="none" fo:padding="0cm" style:shadow="none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Timbrado_20_IMECC_20_para_20_processo" style:display-name="Timbrado IMECC para processo" style:page-layout-name="Mpm2" draw:style-name="Mdp1">
      <style:header>
        <text:p text:style-name="Header"><draw:frame draw:style-name="Mfr1" draw:name="Frame7" text:anchor-type="paragraph" svg:x="2.94cm" svg:y="0cm" svg:height="1.3cm" draw:z-index="3"><draw:text-box fo:min-width="9.721cm"><text:p text:style-name="MP1">UNIVERSIDADE ESTADUAL DE CAMPINAS</text:p><text:p text:style-name="Cabeçalho_20_Instituição">Instituto de Matemática, Estatística e Computação Científica</text:p><text:p text:style-name="Cabeçalho_20_Órgão">Seção de <text:span text:style-name="MT1">Compras e </text:span>Finanças</text:p></draw:text-box></draw:frame><draw:frame draw:style-name="Mfr2" draw:name="Frame5" text:anchor-type="as-char" draw:z-index="0"><draw:text-box fo:min-height="1.259cm" fo:min-width="1.228cm"><text:p text:style-name="Frame_20_contents"><draw:frame draw:style-name="Mfr3" draw:name="graphics3" text:anchor-type="paragraph" svg:x="0.051cm" svg:y="0.101cm" svg:width="1.071cm" svg:height="1.199cm" draw:z-index="1"><draw:image xlink:href="Pictures/10000001000000360000003C36A7CA0A.png" xlink:type="simple" xlink:show="embed" xlink:actuate="onLoad" draw:mime-type="image/png"/></draw:frame></text:p></draw:text-box></draw:frame><draw:frame draw:style-name="Mfr4" draw:name="Figura1" text:anchor-type="as-char" svg:width="1.48cm" svg:height="1.258cm" draw:z-index="2"><draw:image xlink:href="Pictures/1000000100000056000000496940C845.png" xlink:type="simple" xlink:show="embed" xlink:actuate="onLoad" draw:mime-type="image/png"/></draw:frame></text:p>
      </style:header>
      <style:footer>
        <text:p text:style-name="Footer"><draw:frame draw:style-name="Mfr5" draw:name="Frame9" text:anchor-type="paragraph" svg:y="0.101cm" draw:z-index="4"><draw:text-box fo:min-height="0.737cm" fo:min-width="2.007cm"><text:p text:style-name="MP2">Rua Sérgio Buarque de Holanda, 651 - Cidade Universitária “Zeferino Vaz” - Distr. Barão Geraldo - Campinas - SP</text:p><text:p text:style-name="MP3"><text:span text:style-name="Page_20_Number"><text:span text:style-name="MT2">CEP 13083-859 - Tel. (19) 3521-5927 - (19) 3521-592</text:span></text:span><text:span text:style-name="Page_20_Number"><text:span text:style-name="MT3">8</text:span></text:span><text:span text:style-name="Page_20_Number"><text:span text:style-name="MT2"> - (19) 3521-</text:span></text:span><text:span text:style-name="Page_20_Number"><text:span text:style-name="MT3">2058 -</text:span></text:span><text:span text:style-name="Page_20_Number"><text:span text:style-name="MT2"> (19) 3521-</text:span></text:span><text:span text:style-name="Page_20_Number"><text:span text:style-name="MT4">5979 </text:span></text:span><text:span text:style-name="Page_20_Number"><text:span text:style-name="MT2">- Email: fin@ime.unicamp.br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6:28:24.629935660</meta:creation-date>
    <dc:date>2025-12-05T11:42:19.691921548</dc:date>
    <meta:editing-duration>PT3H25M42S</meta:editing-duration>
    <meta:editing-cycles>18</meta:editing-cycles>
    <meta:generator>LibreOffice/25.8.3.2$Linux_X86_64 LibreOffice_project/580$Build-2</meta:generator>
    <meta:print-date>2025-12-05T11:39:56.276503194</meta:print-date>
    <meta:printed-by>Arquivos PDF</meta:printed-by>
    <meta:document-statistic meta:table-count="7" meta:image-count="2" meta:object-count="0" meta:page-count="1" meta:paragraph-count="89" meta:word-count="327" meta:character-count="2092" meta:non-whitespace-character-count="1810"/>
  </office:meta>
</office:document-meta>
</file>